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Biolinum Keyboard" svg:font-family="'Linux Biolinum Keyboard'" style:font-pitch="variable"/>
    <style:font-face style:name="Linux Libertine" svg:font-family="'Linux Libertine'" style:font-pitch="variable"/>
    <style:font-face style:name="Linux Libertine Display" svg:font-family="'Linux Libertine Display'" style:font-pitch="variable"/>
    <style:font-face style:name="Linux Libertine Display O" svg:font-family="'Linux Libertine Display O'" style:font-pitch="variable"/>
    <style:font-face style:name="Linux Libertine Mono" svg:font-family="'Linux Libertine Mono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3.625in"/>
    </style:style>
    <style:style style:name="Table1.B" style:family="table-column">
      <style:table-column-properties style:column-width="1.8819in"/>
    </style:style>
    <style:style style:name="Table1.C" style:family="table-column">
      <style:table-column-properties style:column-width="0.1181in"/>
    </style:style>
    <style:style style:name="Table1.D" style:family="table-column">
      <style:table-column-properties style:column-width="1.3125in"/>
    </style:style>
    <style:style style:name="Table1.1" style:family="table-row">
      <style:table-row-properties style:min-row-height="0.5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7188in" fo:margin-left="0.2125in" table:align="left"/>
    </style:style>
    <style:style style:name="Table2.A" style:family="table-column">
      <style:table-column-properties style:column-width="5.0625in"/>
    </style:style>
    <style:style style:name="Table2.B" style:family="table-column">
      <style:table-column-properties style:column-width="1.6563in"/>
    </style:style>
    <style:style style:name="Table2.A1" style:family="table-cell">
      <style:table-cell-properties fo:padding-left="0.0403in" fo:padding-right="0.0403in" fo:padding-top="0.0403in" fo:padding-bottom="0.0799in" fo:border="none"/>
    </style:style>
    <style:style style:name="Table3" style:family="table">
      <style:table-properties style:width="6.75in" fo:margin-left="0.2125in" table:align="left"/>
    </style:style>
    <style:style style:name="Table3.A" style:family="table-column">
      <style:table-column-properties style:column-width="5.0625in"/>
    </style:style>
    <style:style style:name="Table3.B" style:family="table-column">
      <style:table-column-properties style:column-width="1.6875in"/>
    </style:style>
    <style:style style:name="Table3.A1" style:family="table-cell">
      <style:table-cell-properties fo:padding-left="0.0403in" fo:padding-right="0.0403in" fo:padding-top="0.0403in" fo:padding-bottom="0.0799in" fo:border="none"/>
    </style:style>
    <style:style style:name="Table4" style:family="table">
      <style:table-properties style:width="6.7188in" fo:margin-left="0.2125in" table:align="left"/>
    </style:style>
    <style:style style:name="Table4.A" style:family="table-column">
      <style:table-column-properties style:column-width="6.7188in"/>
    </style:style>
    <style:style style:name="Table4.A1" style:family="table-cell">
      <style:table-cell-properties fo:padding-left="0.0403in" fo:padding-right="0.0403in" fo:padding-top="0.0403in" fo:padding-bottom="0.0799in" fo:border="none"/>
    </style:style>
    <style:style style:name="Table5" style:family="table">
      <style:table-properties style:width="6.7188in" fo:margin-left="0.2125in" table:align="left"/>
    </style:style>
    <style:style style:name="Table5.A" style:family="table-column">
      <style:table-column-properties style:column-width="6.7188in"/>
    </style:style>
    <style:style style:name="Table5.1" style:family="table-row">
      <style:table-row-properties style:min-row-height="0.75in"/>
    </style:style>
    <style:style style:name="Table5.A1" style:family="table-cell">
      <style:table-cell-properties fo:padding-left="0.0403in" fo:padding-right="0.0403in" fo:padding-top="0.0403in" fo:padding-bottom="0.0799in" fo:border="none"/>
    </style:style>
    <style:style style:name="P1" style:family="paragraph" style:parent-style-name="Text_20_body">
      <style:paragraph-properties fo:margin-top="0in" fo:margin-bottom="0.0201in" loext:contextual-spacing="false" fo:line-height="100%"/>
      <style:text-properties style:font-name="Linux Libertine" fo:font-size="13pt" fo:font-weight="normal" officeooo:rsid="000c3fa1" officeooo:paragraph-rsid="000c3fa1" style:font-size-asian="13pt" style:font-weight-asian="normal" style:font-size-complex="13pt" style:font-weight-complex="normal"/>
    </style:style>
    <style:style style:name="P2" style:family="paragraph" style:parent-style-name="Text_20_body">
      <style:paragraph-properties fo:margin-top="0in" fo:margin-bottom="0.0201in" loext:contextual-spacing="false" fo:line-height="100%"/>
      <style:text-properties style:font-name="Linux Libertine" fo:font-size="13pt" fo:font-weight="normal" officeooo:rsid="000da007" officeooo:paragraph-rsid="000da007" style:font-size-asian="13pt" style:font-weight-asian="normal" style:font-size-complex="13pt" style:font-weight-complex="normal"/>
    </style:style>
    <style:style style:name="P3" style:family="paragraph" style:parent-style-name="Text_20_body">
      <style:paragraph-properties fo:margin-top="0in" fo:margin-bottom="0.0201in" loext:contextual-spacing="false" fo:line-height="100%"/>
      <style:text-properties style:font-name="Linux Libertine" fo:font-size="13pt" fo:font-weight="normal" officeooo:rsid="0028276d" officeooo:paragraph-rsid="0028276d" style:font-size-asian="13pt" style:font-weight-asian="normal" style:font-size-complex="13pt" style:font-weight-complex="normal"/>
    </style:style>
    <style:style style:name="P4" style:family="paragraph" style:parent-style-name="Text_20_body">
      <style:paragraph-properties fo:margin-top="0in" fo:margin-bottom="0.0201in" loext:contextual-spacing="false" fo:line-height="100%"/>
      <style:text-properties style:font-name="Linux Libertine" fo:font-size="13pt" fo:font-weight="normal" officeooo:rsid="001200c4" officeooo:paragraph-rsid="002404f2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margin-top="0in" fo:margin-bottom="0.0201in" loext:contextual-spacing="false" fo:line-height="100%"/>
      <style:text-properties style:font-name="Linux Libertine" fo:font-style="normal" officeooo:rsid="005eae6e" officeooo:paragraph-rsid="005eae6e" style:font-style-asian="normal" style:font-style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Linux Libertine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7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0cf07c" officeooo:paragraph-rsid="000cf07c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828452" officeooo:paragraph-rsid="00828452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0da007" officeooo:paragraph-rsid="000da007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103ce5" officeooo:paragraph-rsid="00103ce5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2cfe24" officeooo:paragraph-rsid="002cfe24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2ac7f3" officeooo:paragraph-rsid="00230602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4a5a10" officeooo:paragraph-rsid="005ad8b4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1200c4" officeooo:paragraph-rsid="002404f2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228325" officeooo:paragraph-rsid="002a127f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228325" officeooo:paragraph-rsid="002404f2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0cf07c" officeooo:paragraph-rsid="000cf07c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0cf07c" officeooo:paragraph-rsid="000da007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0cf07c" officeooo:paragraph-rsid="00103ce5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0cf07c" officeooo:paragraph-rsid="002cfe24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828452" officeooo:paragraph-rsid="00828452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0da007" officeooo:paragraph-rsid="000da007" style:font-size-asian="11pt" style:font-weight-asian="normal" style:font-size-complex="11pt" style:font-weight-complex="normal"/>
    </style:style>
    <style:style style:name="P23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0da007" officeooo:paragraph-rsid="000da007" style:font-size-asian="11pt" style:font-weight-asian="normal" style:font-size-complex="11pt" style:font-weight-complex="normal"/>
    </style:style>
    <style:style style:name="P24" style:family="paragraph" style:parent-style-name="Table_20_Contents" style:list-style-name="L2">
      <style:paragraph-properties fo:margin-top="0in" fo:margin-bottom="0.0201in" loext:contextual-spacing="false"/>
      <style:text-properties style:font-name="Linux Libertine" fo:font-size="11pt" fo:font-weight="normal" officeooo:rsid="00103ce5" officeooo:paragraph-rsid="00103ce5" style:font-size-asian="11pt" style:font-weight-asian="normal" style:font-size-complex="11pt" style:font-weight-complex="normal"/>
    </style:style>
    <style:style style:name="P25" style:family="paragraph" style:parent-style-name="Table_20_Contents" style:list-style-name="L3">
      <style:paragraph-properties fo:margin-top="0in" fo:margin-bottom="0.0201in" loext:contextual-spacing="false"/>
      <style:text-properties style:font-name="Linux Libertine" fo:font-size="11pt" fo:font-weight="normal" officeooo:rsid="0025f41d" officeooo:paragraph-rsid="0025f41d" style:font-size-asian="11pt" style:font-weight-asian="normal" style:font-size-complex="11pt" style:font-weight-complex="normal"/>
    </style:style>
    <style:style style:name="P26" style:family="paragraph" style:parent-style-name="Table_20_Contents" style:list-style-name="L5">
      <style:paragraph-properties fo:margin-top="0in" fo:margin-bottom="0.0201in" loext:contextual-spacing="false"/>
      <style:text-properties style:font-name="Linux Libertine" fo:font-size="11pt" fo:font-weight="normal" officeooo:rsid="002ac7f3" officeooo:paragraph-rsid="002ac7f3" style:font-size-asian="11pt" style:font-weight-asian="normal" style:font-size-complex="11pt" style:font-weight-complex="normal"/>
    </style:style>
    <style:style style:name="P27" style:family="paragraph" style:parent-style-name="Table_20_Contents" style:list-style-name="L6">
      <style:paragraph-properties fo:margin-top="0in" fo:margin-bottom="0.0201in" loext:contextual-spacing="false"/>
      <style:text-properties style:font-name="Linux Libertine" fo:font-size="11pt" fo:font-weight="normal" officeooo:rsid="004a5a10" officeooo:paragraph-rsid="00616709" style:font-size-asian="11pt" style:font-weight-asian="normal" style:font-size-complex="11pt" style:font-weight-complex="normal"/>
    </style:style>
    <style:style style:name="P28" style:family="paragraph" style:parent-style-name="Table_20_Contents" style:list-style-name="L6">
      <style:paragraph-properties fo:margin-top="0in" fo:margin-bottom="0.0201in" loext:contextual-spacing="false"/>
      <style:text-properties style:font-name="Linux Libertine" fo:font-size="11pt" fo:font-weight="normal" officeooo:rsid="004a5a10" officeooo:paragraph-rsid="005ad8b4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officeooo:rsid="000cf07c" officeooo:paragraph-rsid="000cf07c" style:font-size-asian="11pt" style:font-style-asian="italic" style:font-size-complex="11pt" style:font-style-complex="italic"/>
    </style:style>
    <style:style style:name="P30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officeooo:rsid="000cf07c" officeooo:paragraph-rsid="000da007" style:font-size-asian="11pt" style:font-style-asian="italic" style:font-size-complex="11pt" style:font-style-complex="italic"/>
    </style:style>
    <style:style style:name="P31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officeooo:rsid="000cf07c" officeooo:paragraph-rsid="00103ce5" style:font-size-asian="11pt" style:font-style-asian="italic" style:font-size-complex="11pt" style:font-style-complex="italic"/>
    </style:style>
    <style:style style:name="P32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officeooo:rsid="000cf07c" officeooo:paragraph-rsid="002cfe24" style:font-size-asian="11pt" style:font-style-asian="italic" style:font-size-complex="11pt" style:font-style-complex="italic"/>
    </style:style>
    <style:style style:name="P33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officeooo:rsid="000da007" officeooo:paragraph-rsid="000da007" style:font-size-asian="11pt" style:font-style-asian="italic" style:font-size-complex="11pt" style:font-style-complex="italic"/>
    </style:style>
    <style:style style:name="P34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normal" officeooo:rsid="000cf07c" officeooo:paragraph-rsid="000cf07c" style:font-size-asian="11pt" style:font-style-asian="normal" style:font-size-complex="11pt" style:font-style-complex="normal"/>
    </style:style>
    <style:style style:name="P35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normal" officeooo:rsid="000cf07c" officeooo:paragraph-rsid="000da007" style:font-size-asian="11pt" style:font-style-asian="normal" style:font-size-complex="11pt" style:font-style-complex="normal"/>
    </style:style>
    <style:style style:name="P36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normal" officeooo:rsid="000cf07c" officeooo:paragraph-rsid="00103ce5" style:font-size-asian="11pt" style:font-style-asian="normal" style:font-size-complex="11pt" style:font-style-complex="normal"/>
    </style:style>
    <style:style style:name="P37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normal" officeooo:rsid="000cf07c" officeooo:paragraph-rsid="002cfe24" style:font-size-asian="11pt" style:font-style-asian="normal" style:font-size-complex="11pt" style:font-style-complex="normal"/>
    </style:style>
    <style:style style:name="P38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normal" officeooo:rsid="000da007" officeooo:paragraph-rsid="000da007" style:font-size-asian="11pt" style:font-style-asian="normal" style:font-size-complex="11pt" style:font-style-complex="normal"/>
    </style:style>
    <style:style style:name="P39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officeooo:rsid="008a72cb" officeooo:paragraph-rsid="008a72cb" style:font-size-asian="11pt" style:font-size-complex="11pt"/>
    </style:style>
    <style:style style:name="P40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officeooo:paragraph-rsid="000da007" style:font-size-asian="11pt" style:font-size-complex="11pt"/>
    </style:style>
    <style:style style:name="P41" style:family="paragraph" style:parent-style-name="Table_20_Contents" style:list-style-name="L3">
      <style:paragraph-properties fo:margin-top="0in" fo:margin-bottom="0.0201in" loext:contextual-spacing="false"/>
      <style:text-properties style:font-name="Linux Libertine" fo:font-size="11pt" officeooo:paragraph-rsid="00103ce5" style:font-size-asian="11pt" style:font-size-complex="11pt"/>
    </style:style>
    <style:style style:name="P42" style:family="paragraph" style:parent-style-name="Table_20_Contents" style:list-style-name="L4">
      <style:paragraph-properties fo:margin-top="0in" fo:margin-bottom="0.0201in" loext:contextual-spacing="false"/>
      <style:text-properties style:font-name="Linux Libertine" fo:font-size="11pt" officeooo:paragraph-rsid="002cfe24" style:font-size-asian="11pt" style:font-size-complex="11pt"/>
    </style:style>
    <style:style style:name="P4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44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Linux Libertine" fo:font-size="11pt" officeooo:rsid="006ad8ab" officeooo:paragraph-rsid="006ad8ab" style:font-name-asian="Noto Sans CJK JP Regular" style:font-size-asian="11pt" style:font-name-complex="Noto Sans Devanagari" style:font-size-complex="11pt"/>
    </style:style>
    <style:style style:name="P4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Linux Libertine" fo:font-size="11pt" officeooo:rsid="001a7d23" officeooo:paragraph-rsid="006ad8ab" style:font-name-asian="Noto Sans CJK JP Regular" style:font-size-asian="11pt" style:font-name-complex="Noto Sans Devanagari" style:font-size-complex="11pt"/>
    </style:style>
    <style:style style:name="P46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" fo:font-size="28pt" fo:font-weight="bold" officeooo:rsid="000c3fa1" officeooo:paragraph-rsid="000c3fa1" style:font-name-asian="Noto Sans CJK JP Regular" style:font-size-asian="28pt" style:font-weight-asian="bold" style:font-name-complex="Noto Sans Devanagari" style:font-size-complex="28pt" style:font-weight-complex="bold"/>
    </style:style>
    <style:style style:name="P47" style:family="paragraph">
      <loext:graphic-properties draw:fill-color="#000000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da007" style:font-style-asian="normal" style:font-style-complex="normal"/>
    </style:style>
    <style:style style:name="T3" style:family="text">
      <style:text-properties officeooo:rsid="000da007"/>
    </style:style>
    <style:style style:name="T4" style:family="text">
      <style:text-properties officeooo:rsid="00103ce5"/>
    </style:style>
    <style:style style:name="T5" style:family="text">
      <style:text-properties style:text-position="super 58%" style:font-name="Linux Libertine O" fo:font-weight="normal" officeooo:rsid="001cd71f" style:font-weight-asian="normal" style:font-weight-complex="normal"/>
    </style:style>
    <style:style style:name="T6" style:family="text">
      <style:text-properties style:text-position="super 58%" fo:font-weight="normal" officeooo:rsid="001cd71f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28325" style:font-weight-asian="normal" style:font-weight-complex="normal"/>
    </style:style>
    <style:style style:name="T9" style:family="text">
      <style:text-properties fo:font-weight="normal" officeooo:rsid="00257c19" style:font-weight-asian="normal" style:font-weight-complex="normal"/>
    </style:style>
    <style:style style:name="T10" style:family="text">
      <style:text-properties fo:font-weight="normal" officeooo:rsid="0025f087" style:font-weight-asian="normal" style:font-weight-complex="normal"/>
    </style:style>
    <style:style style:name="T11" style:family="text">
      <style:text-properties fo:font-weight="normal" officeooo:rsid="005e91fb" style:font-weight-asian="normal" style:font-weight-complex="normal"/>
    </style:style>
    <style:style style:name="T12" style:family="text">
      <style:text-properties fo:font-weight="normal" officeooo:rsid="0062ffc7" style:font-weight-asian="normal" style:font-weight-complex="normal"/>
    </style:style>
    <style:style style:name="T13" style:family="text">
      <style:text-properties fo:font-weight="normal" officeooo:rsid="00697942" style:font-weight-asian="normal" style:font-weight-complex="normal"/>
    </style:style>
    <style:style style:name="T14" style:family="text">
      <style:text-properties fo:font-weight="normal" officeooo:rsid="007c931a" style:font-weight-asian="normal" style:font-weight-complex="normal"/>
    </style:style>
    <style:style style:name="T15" style:family="text">
      <style:text-properties fo:font-weight="normal" officeooo:rsid="0089294f" style:font-weight-asian="normal" style:font-weight-complex="normal"/>
    </style:style>
    <style:style style:name="T16" style:family="text">
      <style:text-properties fo:font-weight="normal" officeooo:rsid="003569e0" style:font-weight-asian="normal" style:font-weight-complex="normal"/>
    </style:style>
    <style:style style:name="T17" style:family="text">
      <style:text-properties fo:font-weight="normal" officeooo:rsid="000da007" style:font-weight-asian="normal" style:font-weight-complex="normal"/>
    </style:style>
    <style:style style:name="T18" style:family="text">
      <style:text-properties fo:font-weight="normal" officeooo:rsid="0028276d" style:font-weight-asian="normal" style:font-weight-complex="normal"/>
    </style:style>
    <style:style style:name="T19" style:family="text">
      <style:text-properties fo:font-weight="normal" officeooo:rsid="00103ce5" style:font-weight-asian="normal" style:font-weight-complex="normal"/>
    </style:style>
    <style:style style:name="T20" style:family="text">
      <style:text-properties fo:font-weight="normal" officeooo:rsid="001cd71f" style:font-weight-asian="normal" style:font-weight-complex="normal"/>
    </style:style>
    <style:style style:name="T21" style:family="text">
      <style:text-properties fo:font-weight="normal" officeooo:rsid="002cfe24" style:font-weight-asian="normal" style:font-weight-complex="normal"/>
    </style:style>
    <style:style style:name="T22" style:family="text">
      <style:text-properties fo:font-weight="normal" officeooo:rsid="003ab274" style:font-weight-asian="normal" style:font-weight-complex="normal"/>
    </style:style>
    <style:style style:name="T23" style:family="text">
      <style:text-properties fo:font-weight="normal" officeooo:rsid="004a0fdd" style:font-weight-asian="normal" style:font-weight-complex="normal"/>
    </style:style>
    <style:style style:name="T24" style:family="text">
      <style:text-properties fo:font-weight="normal" officeooo:rsid="00412e07" style:font-weight-asian="normal" style:font-weight-complex="normal"/>
    </style:style>
    <style:style style:name="T25" style:family="text">
      <style:text-properties fo:font-weight="normal" officeooo:rsid="008f95df" style:font-weight-asian="normal" style:font-weight-complex="normal"/>
    </style:style>
    <style:style style:name="T26" style:family="text">
      <style:text-properties style:font-name="Linux Libertine O" fo:font-weight="normal" style:font-weight-asian="normal" style:font-weight-complex="normal"/>
    </style:style>
    <style:style style:name="T27" style:family="text">
      <style:text-properties style:font-name="Linux Libertine O" fo:font-weight="normal" officeooo:rsid="000da007" style:font-weight-asian="normal" style:font-weight-complex="normal"/>
    </style:style>
    <style:style style:name="T28" style:family="text">
      <style:text-properties style:font-name="Linux Libertine O" fo:font-weight="normal" officeooo:rsid="00103ce5" style:font-weight-asian="normal" style:font-weight-complex="normal"/>
    </style:style>
    <style:style style:name="T29" style:family="text">
      <style:text-properties style:font-name="Linux Libertine O" fo:font-weight="normal" officeooo:rsid="001cd71f" style:font-weight-asian="normal" style:font-weight-complex="normal"/>
    </style:style>
    <style:style style:name="T30" style:family="text">
      <style:text-properties style:font-name="Linux Libertine O" fo:font-weight="normal" officeooo:rsid="0028276d" style:font-weight-asian="normal" style:font-weight-complex="normal"/>
    </style:style>
    <style:style style:name="T31" style:family="text">
      <style:text-properties style:font-name="Linux Libertine O" fo:font-weight="normal" officeooo:rsid="002cfe24" style:font-weight-asian="normal" style:font-weight-complex="normal"/>
    </style:style>
    <style:style style:name="T32" style:family="text">
      <style:text-properties style:font-name="Linux Libertine O" fo:font-weight="normal" officeooo:rsid="003569e0" style:font-weight-asian="normal" style:font-weight-complex="normal"/>
    </style:style>
    <style:style style:name="T33" style:family="text">
      <style:text-properties style:font-name="Linux Libertine O" fo:font-weight="normal" officeooo:rsid="003ab274" style:font-weight-asian="normal" style:font-weight-complex="normal"/>
    </style:style>
    <style:style style:name="T34" style:family="text">
      <style:text-properties style:font-name="Linux Libertine O" fo:font-weight="normal" officeooo:rsid="00412e07" style:font-weight-asian="normal" style:font-weight-complex="normal"/>
    </style:style>
    <style:style style:name="T35" style:family="text">
      <style:text-properties style:font-name="Linux Libertine O" fo:font-weight="normal" officeooo:rsid="004a0fdd" style:font-weight-asian="normal" style:font-weight-complex="normal"/>
    </style:style>
    <style:style style:name="T36" style:family="text">
      <style:text-properties officeooo:rsid="0025f41d"/>
    </style:style>
    <style:style style:name="T37" style:family="text">
      <style:text-properties officeooo:rsid="0028276d"/>
    </style:style>
    <style:style style:name="T38" style:family="text">
      <style:text-properties officeooo:rsid="002cfe24"/>
    </style:style>
    <style:style style:name="T39" style:family="text">
      <style:text-properties officeooo:rsid="004dd4db"/>
    </style:style>
    <style:style style:name="T40" style:family="text">
      <style:text-properties officeooo:rsid="004f73cb"/>
    </style:style>
    <style:style style:name="T41" style:family="text">
      <style:text-properties officeooo:rsid="005080c2"/>
    </style:style>
    <style:style style:name="T42" style:family="text">
      <style:text-properties officeooo:rsid="00514c0a"/>
    </style:style>
    <style:style style:name="T43" style:family="text">
      <style:text-properties officeooo:rsid="005b4a3c"/>
    </style:style>
    <style:style style:name="T44" style:family="text">
      <style:text-properties officeooo:rsid="005cb1a6"/>
    </style:style>
    <style:style style:name="T45" style:family="text">
      <style:text-properties fo:font-size="16pt" officeooo:rsid="0016a030" style:font-size-asian="16pt" style:font-size-complex="16pt"/>
    </style:style>
    <style:style style:name="T46" style:family="text">
      <style:text-properties fo:font-size="16pt" officeooo:rsid="0087a1f4" style:font-size-asian="16pt" style:font-size-complex="16pt"/>
    </style:style>
    <style:style style:name="T47" style:family="text">
      <style:text-properties fo:font-size="24pt" style:font-size-asian="24pt" style:font-size-complex="24pt"/>
    </style:style>
    <style:style style:name="T48" style:family="text">
      <style:text-properties officeooo:rsid="006f2dbb"/>
    </style:style>
    <style:style style:name="T49" style:family="text">
      <style:text-properties officeooo:rsid="00828452"/>
    </style:style>
    <style:style style:name="T50" style:family="text">
      <style:text-properties officeooo:rsid="0085d603"/>
    </style:style>
    <style:style style:name="T51" style:family="text">
      <style:text-properties style:font-name="Linux Libertine"/>
    </style:style>
    <style:style style:name="T52" style:family="text">
      <style:text-properties officeooo:rsid="008f95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6"><text:span text:style-name="T47">C</text:span><text:span text:style-name="T45">HRISTOPHER</text:span> <text:span text:style-name="T47">S. C</text:span><text:span text:style-name="T45">ORLEY, </text:span><text:span text:style-name="T46">PhD</text:span></text:p>
          </table:table-cell>
          <table:table-cell table:style-name="Table1.A1" office:value-type="string">
            <text:p text:style-name="P44"><text:span text:style-name="T49">Chattanooga</text:span>, <text:span text:style-name="T49">TN</text:span></text:p>
            <text:p text:style-name="P45">http<text:span text:style-name="T50">s</text:span>://christop.club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3">256-668-3424</text:p>
            <text:p text:style-name="P43">cscorley@ua.edu</text:p>
          </table:table-cell>
        </table:table-row>
      </table:table>
      <text:p text:style-name="P1"><draw:line text:anchor-type="paragraph" draw:z-index="0" draw:style-name="gr1" draw:text-style-name="P47" svg:x1="-0.0071in" svg:y1="0.2154in" svg:x2="6.9409in" svg:y2="0.2154in"><text:p/></draw:line>EDUCATIO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PhD, Computer Science</text:p>
            <text:p text:style-name="P17">University of Alabama</text:p>
          </table:table-cell>
          <table:table-cell table:style-name="Table2.A1" office:value-type="string">
            <text:p text:style-name="P29">May 201<text:span text:style-name="T49">8</text:span></text:p>
            <text:p text:style-name="P34">Tuscaloosa, AL, USA</text:p>
          </table:table-cell>
        </table:table-row>
        <table:table-row>
          <table:table-cell table:style-name="Table2.A1" office:value-type="string">
            <text:p text:style-name="P7">M<text:span text:style-name="T3">S,</text:span> Computer Science</text:p>
            <text:p text:style-name="P17">University of Alabama</text:p>
          </table:table-cell>
          <table:table-cell table:style-name="Table2.A1" office:value-type="string">
            <text:p text:style-name="P29">August 2014</text:p>
            <text:p text:style-name="P34">Tuscaloosa, AL, USA</text:p>
          </table:table-cell>
        </table:table-row>
        <table:table-row>
          <table:table-cell table:style-name="Table2.A1" office:value-type="string">
            <text:p text:style-name="P7"><text:span text:style-name="T3">BS,</text:span> Computer Science</text:p>
            <text:p text:style-name="P17">University of <text:span text:style-name="T3">North</text:span> Alabama</text:p>
          </table:table-cell>
          <table:table-cell table:style-name="Table2.A1" office:value-type="string">
            <text:p text:style-name="P33">May 2011</text:p>
            <text:p text:style-name="P30"><text:span text:style-name="T2">Florence</text:span><text:span text:style-name="T1">, AL, USA</text:span></text:p>
          </table:table-cell>
        </table:table-row>
      </table:table>
      <text:p text:style-name="P2"><draw:line text:anchor-type="paragraph" draw:z-index="1" draw:style-name="gr1" draw:text-style-name="P47" svg:x1="-0.0071in" svg:y1="0.2154in" svg:x2="6.9409in" svg:y2="0.2154in"><text:p/></draw:line>PROFESSIONAL EXPERIENCE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Software Engineer</text:p>
            <text:p text:style-name="P21">Coyote Logistics</text:p>
            <text:list xml:id="list1402874307" text:style-name="L1">
              <text:list-item>
                <text:p text:style-name="P39"><text:span text:style-name="T16">L</text:span><text:span text:style-name="T7">ead developer for projects using Elasticsearch</text:span></text:p>
              </text:list-item>
              <text:list-item>
                <text:p text:style-name="P39"><text:span text:style-name="T16">B</text:span><text:span text:style-name="T7">ackend developer maintaining critical internal business infrastructure</text:span></text:p>
              </text:list-item>
            </text:list>
          </table:table-cell>
          <table:table-cell table:style-name="Table3.A1" office:value-type="string">
            <text:p text:style-name="P30">201<text:span text:style-name="T49">6 – </text:span></text:p>
            <text:p text:style-name="P38"><text:span text:style-name="T49">Chattanooga</text:span>, <text:span text:style-name="T49">TN</text:span>, USA</text:p>
          </table:table-cell>
        </table:table-row>
        <table:table-row>
          <table:table-cell table:style-name="Table3.A1" office:value-type="string">
            <text:p text:style-name="P9">Visiting Researcher / Research Developer</text:p>
            <text:p text:style-name="P22">ABB Corporate Research</text:p>
            <text:list xml:id="list4861097456097" text:continue-numbering="true" text:style-name="L1">
              <text:list-item>
                <text:p text:style-name="P40"><text:span text:style-name="T17">Created &amp; lead </text:span><text:span text:style-name="T18">project</text:span><text:span text:style-name="T17"> to reduce interruptions of knowledge worker</text:span><text:span text:style-name="T16">s</text:span></text:p>
              </text:list-item>
              <text:list-item>
                <text:p text:style-name="P23">Maintained web service for hundreds of internal users</text:p>
              </text:list-item>
            </text:list>
          </table:table-cell>
          <table:table-cell table:style-name="Table3.A1" office:value-type="string">
            <text:p text:style-name="P30">201<text:span text:style-name="T3">5 – 2016</text:span></text:p>
            <text:p text:style-name="P38">Raleigh, NC, USA</text:p>
          </table:table-cell>
        </table:table-row>
        <table:table-row>
          <table:table-cell table:style-name="Table3.A1" office:value-type="string">
            <text:p text:style-name="P9"><text:span text:style-name="T37">Graduate </text:span>Research Assistant</text:p>
            <text:p text:style-name="P18"><text:span text:style-name="T3">Department of Computer Science, </text:span>University of Alabama</text:p>
            <text:list xml:id="list1246308967" text:style-name="L2">
              <text:list-item>
                <text:p text:style-name="P24">Performed research related to Software Security</text:p>
              </text:list-item>
              <text:list-item>
                <text:p text:style-name="P24">NSA Grant “Growing the Science of Security Through Analytics”</text:p>
              </text:list-item>
            </text:list>
          </table:table-cell>
          <table:table-cell table:style-name="Table3.A1" office:value-type="string">
            <text:p text:style-name="P30"><text:span text:style-name="T3">Fall</text:span> 2014</text:p>
            <text:p text:style-name="P35">Tuscaloosa, AL, USA</text:p>
          </table:table-cell>
        </table:table-row>
        <table:table-row>
          <table:table-cell table:style-name="Table3.A1" office:value-type="string">
            <text:p text:style-name="P10"><text:span text:style-name="T37">Graduate </text:span>Teaching Assistant</text:p>
            <text:p text:style-name="P19"><text:span text:style-name="T3">Department of Computer Science, </text:span>University of Alabama</text:p>
            <text:list xml:id="list3524441041" text:style-name="L3">
              <text:list-item>
                <text:p text:style-name="P41"><text:span text:style-name="T19">Taught </text:span><text:span text:style-name="T20">1</text:span><text:span text:style-name="T6">st</text:span><text:span text:style-name="T20"> &amp; 2</text:span><text:span text:style-name="T6">nd</text:span><text:span text:style-name="T20"> year students</text:span></text:p>
              </text:list-item>
              <text:list-item>
                <text:p text:style-name="P25">Courses: Programming II &amp; Software Engineering</text:p>
              </text:list-item>
            </text:list>
          </table:table-cell>
          <table:table-cell table:style-name="Table3.A1" office:value-type="string">
            <text:p text:style-name="P31"><text:span text:style-name="T36">Spring</text:span> 201<text:span text:style-name="T4">3 – Spring 2014</text:span></text:p>
            <text:p text:style-name="P36">Tuscaloosa, AL, USA</text:p>
          </table:table-cell>
        </table:table-row>
        <table:table-row>
          <table:table-cell table:style-name="Table3.A1" office:value-type="string">
            <text:p text:style-name="P11">Undergraduate Research Mentor</text:p>
            <text:p text:style-name="P20"><text:span text:style-name="T3">Department of Computer Science, </text:span>University of Alabama</text:p>
            <text:list xml:id="list4288967411" text:style-name="L4">
              <text:list-item>
                <text:p text:style-name="P42"><text:span text:style-name="T21">Lead </text:span><text:span text:style-name="T22">&amp; mentor</text:span><text:span text:style-name="T23">ed</text:span><text:span text:style-name="T22"> </text:span><text:span text:style-name="T21">undergraduates </text:span><text:span text:style-name="T24">on various</text:span><text:span text:style-name="T21"> research </text:span><text:span text:style-name="T24">projects</text:span></text:p>
              </text:list-item>
            </text:list>
          </table:table-cell>
          <table:table-cell table:style-name="Table3.A1" office:value-type="string">
            <text:p text:style-name="P32">201<text:span text:style-name="T38">1 – 2014</text:span></text:p>
            <text:p text:style-name="P37">Tuscaloosa, AL, USA</text:p>
          </table:table-cell>
        </table:table-row>
      </table:table>
      <text:p text:style-name="P3"><draw:line text:anchor-type="paragraph" draw:z-index="2" draw:style-name="gr1" draw:text-style-name="P47" svg:x1="-0.0071in" svg:y1="0.2154in" svg:x2="6.9409in" svg:y2="0.2154in"><text:p/></draw:line>TECHNICAL EXPERIENC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2">Open-source projects</text:p>
            <text:list xml:id="list827341822" text:style-name="L5">
              <text:list-item>
                <text:p text:style-name="P26">Gensim: Python topic modeling library, <text:span text:style-name="T43">core contributor (~28K PyPI installs/month)</text:span></text:p>
              </text:list-item>
              <text:list-item>
                <text:p text:style-name="P26">whatthepatch: Python diff/patch parsing library, <text:span text:style-name="T52">owner</text:span> <text:span text:style-name="T48">(~500–1K PyPI installs/month). <text:s/>Used in projects from companies like Twitter, Pintrest, Mozilla, and Pixar.</text:span></text:p>
              </text:list-item>
            </text:list>
          </table:table-cell>
        </table:table-row>
        <table:table-row>
          <table:table-cell table:style-name="Table4.A1" office:value-type="string">
            <text:p text:style-name="P13">Research instrumentation</text:p>
            <text:list xml:id="list1923945919" text:style-name="L6">
              <text:list-item>
                <text:p text:style-name="P27">Language-agnostic source code parser using ANTLR4 grammars. <text:span text:style-name="T42">Java, XML</text:span></text:p>
              </text:list-item>
              <text:list-item>
                <text:p text:style-name="P28"><text:span text:style-name="T42">A</text:span>pplication for source code <text:span text:style-name="T40">search</text:span> <text:span text:style-name="T41">using</text:span> linguistic similarity rather than keyword<text:span text:style-name="T39">s. Python</text:span></text:p>
              </text:list-item>
            </text:list>
          </table:table-cell>
        </table:table-row>
      </table:table>
      <text:p text:style-name="P4"><draw:line text:anchor-type="paragraph" draw:z-index="3" draw:style-name="gr1" draw:text-style-name="P47" svg:x1="-0.0071in" svg:y1="0.2154in" svg:x2="6.9409in" svg:y2="0.2154in"><text:p/></draw:line>SKILLS <text:span text:style-name="T44">&amp; TECHNOLOGIES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Programming languages: <text:span text:style-name="T25">C#</text:span><text:span text:style-name="T7"> </text:span><text:span text:style-name="T13">(primary)</text:span><text:span text:style-name="T7">, </text:span><text:span text:style-name="T25">Python</text:span><text:span text:style-name="T7"> </text:span><text:span text:style-name="T13">(secondary)</text:span><text:span text:style-name="T7">, </text:span><text:span text:style-name="T8">Java,</text:span><text:span text:style-name="T7"> C, C++, Rust</text:span></text:p>
            <text:p text:style-name="P15">Platforms<text:span text:style-name="T7">: GNU/Linux, OS X, Windows</text:span></text:p>
            <text:p text:style-name="P16">Tools:<text:span text:style-name="T7"> sh, </text:span><text:span text:style-name="T10">V</text:span><text:span text:style-name="T9">im,</text:span><text:span text:style-name="T7"> Git, SSH, LaTeX</text:span><text:span text:style-name="T11">, </text:span><text:span text:style-name="T12">Visual Studio, </text:span><text:span text:style-name="T25">Visual Studio Code</text:span><text:span text:style-name="T12">, </text:span><text:span text:style-name="T15">Elasticsearch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Biolinum Keyboard" svg:font-family="'Linux Biolinum Keyboard'" style:font-pitch="variable"/>
    <style:font-face style:name="Linux Libertine" svg:font-family="'Linux Libertine'" style:font-pitch="variable"/>
    <style:font-face style:name="Linux Libertine Display" svg:font-family="'Linux Libertine Display'" style:font-pitch="variable"/>
    <style:font-face style:name="Linux Libertine Display O" svg:font-family="'Linux Libertine Display O'" style:font-pitch="variable"/>
    <style:font-face style:name="Linux Libertine Mono" svg:font-family="'Linux Libertine Mono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7:28:50.600890445</meta:creation-date>
    <dc:date>2019-03-26T00:48:59.306000000</dc:date>
    <meta:editing-duration>P1DT18H37M45S</meta:editing-duration>
    <meta:editing-cycles>126</meta:editing-cycles>
    <meta:generator>LibreOffice/6.1.3.2$Windows_X86_64 LibreOffice_project/86daf60bf00efa86ad547e59e09d6bb77c699acb</meta:generator>
    <meta:document-statistic meta:table-count="5" meta:image-count="0" meta:object-count="0" meta:page-count="1" meta:paragraph-count="59" meta:word-count="281" meta:character-count="2000" meta:non-whitespace-character-count="1786"/>
  </office:meta>
</office:document-meta>
</file>